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Xnor" draw:style-name="gr1" draw:text-style-name="P1" draw:layer="layout" svg:width="10.631cm" svg:height="6.166cm" svg:x="1.069cm" svg:y="3.262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536" draw:text-areas="0 2836 5000 2936" draw:mirror-horizontal="false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382 382 0 360 F N M 4474 1268 L 5000 126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48:02.611829852</meta:creation-date>
    <dc:date>2018-01-25T15:49:42.378915259</dc:date>
    <meta:editing-duration>PT1M3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